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d1a" officeooo:paragraph-rsid="0012dd1a"/>
    </style:style>
    <style:style style:name="P2" style:family="paragraph" style:parent-style-name="Standard">
      <style:text-properties style:font-name="Courier 10 Pitch" officeooo:rsid="0012dd1a" officeooo:paragraph-rsid="0012dd1a"/>
    </style:style>
    <style:style style:name="P3" style:family="paragraph" style:parent-style-name="Standard">
      <style:text-properties style:font-name="Courier 10 Pitch" officeooo:rsid="0013d45b" officeooo:paragraph-rsid="0013d45b"/>
    </style:style>
    <style:style style:name="P4" style:family="paragraph" style:parent-style-name="Standard">
      <style:text-properties style:font-name="Courier 10 Pitch" fo:font-weight="normal" officeooo:rsid="0012dd1a" officeooo:paragraph-rsid="0012dd1a" style:font-weight-asian="normal" style:font-weight-complex="normal"/>
    </style:style>
    <style:style style:name="P5" style:family="paragraph" style:parent-style-name="Standard">
      <style:text-properties style:font-name="Courier 10 Pitch" fo:font-weight="normal" officeooo:rsid="0013d45b" officeooo:paragraph-rsid="0013d45b" style:font-weight-asian="normal" style:font-weight-complex="normal"/>
    </style:style>
    <style:style style:name="P6" style:family="paragraph" style:parent-style-name="Standard">
      <style:text-properties style:font-name="Courier 10 Pitch" fo:font-weight="normal" officeooo:rsid="00152102" officeooo:paragraph-rsid="0013d45b" style:font-weight-asian="normal" style:font-weight-complex="normal"/>
    </style:style>
    <style:style style:name="P7" style:family="paragraph" style:parent-style-name="Standard">
      <style:text-properties style:font-name="Courier 10 Pitch" officeooo:rsid="001ae8b6" officeooo:paragraph-rsid="001ae8b6"/>
    </style:style>
    <style:style style:name="P8" style:family="paragraph" style:parent-style-name="Standard">
      <style:text-properties style:font-name="Courier 10 Pitch" officeooo:rsid="001cb999" officeooo:paragraph-rsid="001cb999"/>
    </style:style>
    <style:style style:name="P9" style:family="paragraph" style:parent-style-name="Standard">
      <style:text-properties style:font-name="Courier 10 Pitch" fo:font-weight="bold" officeooo:rsid="00152102" officeooo:paragraph-rsid="0013d45b" style:font-weight-asian="bold" style:font-weight-complex="bold"/>
    </style:style>
    <style:style style:name="P10" style:family="paragraph" style:parent-style-name="Standard">
      <style:text-properties fo:font-size="20pt" officeooo:rsid="001f4d6e" officeooo:paragraph-rsid="001f4d6e" style:font-size-asian="17.5pt" style:font-size-complex="20pt"/>
    </style:style>
    <style:style style:name="P11" style:family="paragraph" style:parent-style-name="Standard">
      <style:text-properties fo:font-size="12pt" officeooo:rsid="001f4d6e" officeooo:paragraph-rsid="001f4d6e" style:font-size-asian="10.5pt" style:font-size-complex="12pt"/>
    </style:style>
    <style:style style:name="P12" style:family="paragraph" style:parent-style-name="Standard">
      <style:text-properties fo:font-size="20pt" officeooo:rsid="00210470" officeooo:paragraph-rsid="00210470" style:font-size-asian="20pt" style:font-size-complex="20pt"/>
    </style:style>
    <style:style style:name="P13" style:family="paragraph" style:parent-style-name="Standard">
      <style:text-properties fo:font-size="20pt" officeooo:rsid="001ae8b6" officeooo:paragraph-rsid="001ae8b6" style:font-size-asian="20pt" style:font-size-complex="20pt"/>
    </style:style>
    <style:style style:name="P14" style:family="paragraph" style:parent-style-name="Standard" style:list-style-name="L1">
      <style:text-properties fo:font-size="12pt" officeooo:rsid="00210470" officeooo:paragraph-rsid="00210470" style:font-size-asian="10.5pt" style:font-size-complex="12pt"/>
    </style:style>
    <style:style style:name="P15" style:family="paragraph" style:parent-style-name="Standard">
      <style:text-properties fo:font-size="12pt" officeooo:rsid="00210470" officeooo:paragraph-rsid="00210470" style:font-size-asian="10.5pt" style:font-size-complex="12pt"/>
    </style:style>
    <style:style style:name="P16" style:family="paragraph" style:parent-style-name="Standard">
      <style:text-properties fo:font-size="12pt" officeooo:rsid="0023df2a" officeooo:paragraph-rsid="0023df2a" style:font-size-asian="10.5pt" style:font-size-complex="12pt"/>
    </style:style>
    <style:style style:name="P17" style:family="paragraph" style:parent-style-name="Standard">
      <style:text-properties fo:font-size="12pt" officeooo:rsid="0029c457" officeooo:paragraph-rsid="0029c457" style:font-size-asian="10.5pt" style:font-size-complex="12pt"/>
    </style:style>
    <style:style style:name="P18" style:family="paragraph" style:parent-style-name="Standard">
      <style:text-properties style:font-name="Courier 10 Pitch" fo:font-weight="normal" officeooo:rsid="0018b7e7" officeooo:paragraph-rsid="0018b7e7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253120" officeooo:paragraph-rsid="00253120" style:font-weight-asian="normal" style:font-weight-complex="normal"/>
    </style:style>
    <style:style style:name="P20" style:family="paragraph" style:parent-style-name="Standard">
      <style:text-properties style:font-name="Liberation Serif" fo:font-size="20pt" fo:font-weight="normal" officeooo:rsid="0026fb51" officeooo:paragraph-rsid="0026fb51" style:font-size-asian="17.5pt" style:font-weight-asian="normal" style:font-size-complex="20pt" style:font-weight-complex="normal"/>
    </style:style>
    <style:style style:name="P21" style:family="paragraph" style:parent-style-name="Standard">
      <style:text-properties style:font-name="Liberation Serif" fo:font-size="20pt" fo:font-weight="normal" officeooo:rsid="00327cc7" officeooo:paragraph-rsid="00327cc7" style:font-size-asian="17.5pt" style:font-weight-asian="normal" style:font-size-complex="20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6fb51" officeooo:paragraph-rsid="0026fb51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0bc0d" officeooo:paragraph-rsid="0030bc0d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327cc7" officeooo:paragraph-rsid="00327cc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2102" style:font-weight-asian="bold" style:font-weight-complex="bold"/>
    </style:style>
    <style:style style:name="T3" style:family="text">
      <style:text-properties fo:font-weight="bold" officeooo:rsid="00180420" style:font-weight-asian="bold" style:font-weight-complex="bold"/>
    </style:style>
    <style:style style:name="T4" style:family="text">
      <style:text-properties fo:font-weight="bold" officeooo:rsid="0018b7e7" style:font-weight-asian="bold" style:font-weight-complex="bold"/>
    </style:style>
    <style:style style:name="T5" style:family="text">
      <style:text-properties fo:font-weight="bold" officeooo:rsid="001ab7b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2102" style:font-weight-asian="normal" style:font-weight-complex="normal"/>
    </style:style>
    <style:style style:name="T8" style:family="text">
      <style:text-properties fo:font-weight="normal" officeooo:rsid="0018b7e7" style:font-weight-asian="normal" style:font-weight-complex="normal"/>
    </style:style>
    <style:style style:name="T9" style:family="text">
      <style:text-properties fo:font-weight="normal" officeooo:rsid="001ab7be" style:font-weight-asian="normal" style:font-weight-complex="normal"/>
    </style:style>
    <style:style style:name="T10" style:family="text">
      <style:text-properties fo:font-weight="normal" officeooo:rsid="0029c457" style:font-weight-asian="normal" style:font-weight-complex="normal"/>
    </style:style>
    <style:style style:name="T11" style:family="text">
      <style:text-properties officeooo:rsid="001cb999"/>
    </style:style>
    <style:style style:name="T12" style:family="text">
      <style:text-properties officeooo:rsid="00210470"/>
    </style:style>
    <style:style style:name="T13" style:family="text">
      <style:text-properties officeooo:rsid="0022d62e"/>
    </style:style>
    <style:style style:name="T14" style:family="text">
      <style:text-properties officeooo:rsid="0027e4ea"/>
    </style:style>
    <style:style style:name="T15" style:family="text">
      <style:text-properties officeooo:rsid="0029c457"/>
    </style:style>
    <style:style style:name="T16" style:family="text">
      <style:text-properties officeooo:rsid="002b970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atio</text:p>
      <text:p text:style-name="P1"/>
      <text:p text:style-name="P10">Build &amp; Run</text:p>
      <text:p text:style-name="P11"/>
      <text:list xml:id="list5890475601906436966" text:style-name="L1">
        <text:list-item>
          <text:p text:style-name="P14"><text:span text:style-name="T13">Install</text:span> <text:span text:style-name="T1">rust</text:span>. The normal rust installation also installs <text:span text:style-name="T1">cargo</text:span><text:span text:style-name="T6"> a</text:span></text:p>
        </text:list-item>
        <text:list-item>
          <text:p text:style-name="P14">Build the project with ”$ cargo build” or ”$ rustc src/main.rs”. The former solution using cargo is recommended.</text:p>
        </text:list-item>
        <text:list-item>
          <text:p text:style-name="P14">Compiling the project creates a single binary that can be run. If you wish to develop the project, <text:span text:style-name="T1">cargo run</text:span><text:span text:style-name="T6"> is recommended to simultaneously compile and run the project</text:span> </text:p>
        </text:list-item>
      </text:list>
      <text:p text:style-name="P15"/>
      <text:p text:style-name="P16">Instructions to install rust can be found here: <text:a xlink:type="simple" xlink:href="https://www.rust-lang.org/en-US/install.html" text:style-name="Internet_20_link" text:visited-style-name="Visited_20_Internet_20_Link"><text:span text:style-name="T6">https://www.rust-lang.org/en-US/install.html</text:span></text:a></text:p>
      <text:p text:style-name="P16"><text:span text:style-name="T6"/></text:p>
      <text:p text:style-name="P15"/>
      <text:p text:style-name="P1"/>
      <text:p text:style-name="P13">Token<text:span text:style-name="T12">s</text:span></text:p>
      <text:p text:style-name="P13"/>
      <text:p text:style-name="P17">The following regular expressions <text:span text:style-name="T16">use \ as an escape character for regexes matching to regular expression control characters. Brackets ([]) are used to denote character classes, and the [^&lt;chars&gt;] syntax is used for the complement of given characters. Also the operator <text:s/>+ is added and it is equivalent to ”RR*” for any regular expression R. Quotes are not special characters</text:span></text:p>
      <text:p text:style-name="P1"/>
      <text:p text:style-name="P7">Reserved<text:tab/><text:tab/>::= var | for | end | in | do | read | print</text:p>
      <text:p text:style-name="P7"><text:tab/><text:tab/><text:tab/><text:tab/>| assert | int | string | bool</text:p>
      <text:p text:style-name="P7">Identifier<text:tab/>::= [a-zA-Z][a-zA-Z0-9_]+</text:p>
      <text:p text:style-name="P7">Integer<text:tab/><text:tab/>::= [0-9]+</text:p>
      <text:p text:style-name="P7">String<text:tab/><text:tab/>::= ”.*[^<text:span text:style-name="T15">\</text:span>\]”</text:p>
      <text:p text:style-name="P7">Boolean<text:tab/><text:tab/>::= true | false</text:p>
      <text:p text:style-name="P7">Operator<text:tab/><text:tab/>::<text:span text:style-name="T11">= \+ | - | \* | / | &amp; | ! | &lt; | =</text:span></text:p>
      <text:p text:style-name="P7">EndStatement<text:tab/>::= ;</text:p>
      <text:p text:style-name="P7">OpenParen<text:tab/><text:tab/>::= <text:span text:style-name="T15">\</text:span>(</text:p>
      <text:p text:style-name="P7">CloseParen<text:tab/>::= <text:span text:style-name="T15">\</text:span>)</text:p>
      <text:p text:style-name="P7">Range<text:tab/><text:tab/>::= <text:span text:style-name="T15">\</text:span><text:span text:style-name="T6">.</text:span><text:span text:style-name="T10">\</text:span><text:span text:style-name="T6">.</text:span></text:p>
      <text:p text:style-name="P7">TypeDecl<text:tab/><text:tab/>::= :</text:p>
      <text:p text:style-name="P8">Comment<text:tab/><text:tab/>::= //.*$</text:p>
      <text:p text:style-name="P8">MultiLineComm <text:tab/>::= /*.**/</text:p>
      <text:p text:style-name="P7"/>
      <text:p text:style-name="P1"/>
      <text:p text:style-name="P12">Grammar</text:p>
      <text:p text:style-name="P1"/>
      <text:p text:style-name="P2">&lt;prog&gt; <text:tab/><text:tab/>::= <text:tab/>&lt;stmts&gt;</text:p>
      <text:p text:style-name="P2"/>
      <text:p text:style-name="P2">&lt;stmts&gt; <text:tab/><text:tab/>::= <text:tab/>&lt;stmt&gt; <text:span text:style-name="T1">”;”</text:span><text:span text:style-name="T6"> ( &lt;stmt&gt; </text:span><text:span text:style-name="T1">”;”</text:span><text:span text:style-name="T6"> )*</text:span></text:p>
      <text:p text:style-name="P4"/>
      <text:p text:style-name="P2"><text:span text:style-name="T6">&lt;stmt&gt; <text:tab/><text:tab/>::= <text:tab/></text:span><text:span text:style-name="T1">”var”</text:span><text:span text:style-name="T6"> &lt;var_ident&gt; </text:span><text:span text:style-name="T1">”:”</text:span><text:span text:style-name="T6"> &lt;type&gt; [ </text:span><text:span text:style-name="T1">”:=”</text:span><text:span text:style-name="T6"> &lt;expr&gt; ]</text:span></text:p>
      <text:p text:style-name="P2"><text:span text:style-name="T6"><text:tab/><text:tab/> <text:tab/> |<text:tab/>&lt;var_ident&gt; </text:span><text:span text:style-name="T1">”:=”</text:span><text:span text:style-name="T6"> &lt;expr&gt;</text:span></text:p>
      <text:p text:style-name="P2"><text:span text:style-name="T6"><text:tab/> <text:tab/> <text:tab/> |<text:tab/></text:span><text:span text:style-name="T1">”</text:span><text:span text:style-name="T4">for”</text:span><text:span text:style-name="T8"> &lt;var_ident&gt; </text:span><text:span text:style-name="T4">”in”</text:span><text:span text:style-name="T8"> &lt;expr&gt; </text:span><text:span text:style-name="T4">”..”</text:span><text:span text:style-name="T8"> &lt;expr&gt; </text:span><text:span text:style-name="T4">”do”</text:span></text:p>
      <text:p text:style-name="P2"><text:span text:style-name="T8"><text:tab/><text:tab/><text:tab/><text:tab/><text:tab/>&lt;stmts&gt; </text:span><text:span text:style-name="T4">”end” ”for”</text:span></text:p>
      <text:p text:style-name="P2"><text:span text:style-name="T6"><text:tab/><text:tab/> <text:tab/> |<text:tab/></text:span><text:span text:style-name="T1">”</text:span><text:span text:style-name="T4">read”</text:span><text:span text:style-name="T8"> &lt;var_ident&gt;</text:span></text:p>
      <text:p text:style-name="P2"><text:soft-page-break/><text:span text:style-name="T6"><text:tab/> <text:s/><text:tab/> <text:tab/> |<text:tab/></text:span><text:span text:style-name="T1">”</text:span><text:span text:style-name="T4">print”</text:span><text:span text:style-name="T8"> &lt;expr&gt;</text:span></text:p>
      <text:p text:style-name="P2"><text:span text:style-name="T6"><text:tab/><text:tab/> <text:tab/> |<text:tab/></text:span><text:span text:style-name="T1">”</text:span><text:span text:style-name="T5">assert”</text:span><text:span text:style-name="T9"> </text:span><text:span text:style-name="T5">”(”</text:span><text:span text:style-name="T9"> &lt;expr&gt;</text:span><text:span text:style-name="T5"> ”)”</text:span></text:p>
      <text:p text:style-name="P4"/>
      <text:p text:style-name="P4">&lt;expr&gt;<text:tab/><text:tab/>::=<text:tab/>&lt;unary_op&gt; &lt;opnd&gt;</text:p>
      <text:p text:style-name="P4"><text:tab/><text:tab/> <text:tab/> |<text:tab/>&lt;opnd&gt; &lt;expr_cont&gt;</text:p>
      <text:p text:style-name="P4"/>
      <text:p text:style-name="P4">&lt;expr_cont&gt;<text:tab/>::=<text:tab/>&lt;op&gt; &lt;opnd&gt;</text:p>
      <text:p text:style-name="P4"><text:tab/><text:tab/> <text:tab/> |<text:tab/>ε</text:p>
      <text:p text:style-name="P4"/>
      <text:p text:style-name="P5">&lt;opnd&gt;<text:tab/><text:tab/>::= <text:tab/>&lt;int&gt;</text:p>
      <text:p text:style-name="P3"><text:span text:style-name="T6"><text:tab/><text:tab/> <text:s/><text:tab/> </text:span><text:span text:style-name="T7">|<text:tab/>&lt;string&gt;</text:span></text:p>
      <text:p text:style-name="P6"><text:tab/><text:tab/> <text:tab/> |<text:tab/>&lt;var_ident&gt;</text:p>
      <text:p text:style-name="P3"><text:span text:style-name="T7"><text:tab/><text:tab/> <text:s/><text:tab/> |<text:tab/></text:span><text:span text:style-name="T2">”(”</text:span><text:span text:style-name="T7"> &lt;expr&gt; </text:span><text:span text:style-name="T2">”</text:span><text:span text:style-name="T3">)</text:span><text:span text:style-name="T2">”</text:span></text:p>
      <text:p text:style-name="P9"/>
      <text:p text:style-name="P18">&lt;type&gt;<text:tab/><text:tab/>::=<text:tab/><text:span text:style-name="T1">”int”</text:span> | <text:span text:style-name="T1">”string”</text:span> | <text:span text:style-name="T1">”bool”</text:span></text:p>
      <text:p text:style-name="P18"><text:span text:style-name="T1"/></text:p>
      <text:p text:style-name="P19">The grammar is largely the same as the grammar <text:span text:style-name="T14">defining</text:span> Mini-P<text:span text:style-name="T14">L</text:span>. Only the expression rule has been extended to two rules to achieve an LL(1) grammar.</text:p>
      <text:p text:style-name="P19"/>
      <text:p text:style-name="P20">Abstract Syntax Tree</text:p>
      <text:p text:style-name="P22"/>
      <text:p text:style-name="P22"/>
      <text:p text:style-name="P23">blaa</text:p>
      <text:p text:style-name="P23"/>
      <text:p text:style-name="P21">Error handling</text:p>
      <text:p text:style-name="P24"/>
      <text:p text:style-name="P24">The error handling is unfortunately very limited. The error will state which part of interpretation it is from (scanning / parsing / runtime) and possibly a token or syntax tree node it was handling while encountering the error. If an error is encountered, it is printed, and then the program exits norm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7:55:38.347028659</meta:creation-date>
    <dc:date>2018-04-01T20:12:28.011252842</dc:date>
    <meta:editing-duration>PT40M2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372" meta:character-count="2216" meta:non-whitespace-character-count="1804"/>
  </office:meta>
</office:document-meta>
</file>